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5A0000007577A6B0C1A0078C1AA.png" manifest:media-type="image/png"/>
  <manifest:file-entry manifest:full-path="Pictures/1000000000000170000002620456139AEB529BB7.jpg" manifest:media-type="image/jpeg"/>
  <manifest:file-entry manifest:full-path="Pictures/10000201000005A000000A00B23FC4C5971F122B.png" manifest:media-type="image/png"/>
  <manifest:file-entry manifest:full-path="Pictures/100000000000017300000259C6B2CDF1C8EE483A.jpg" manifest:media-type="image/jpeg"/>
  <manifest:file-entry manifest:full-path="Pictures/100000000000016E000002534644CB2F3572FBFD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7cm"/>
    </style:style>
    <style:style style:name="pr2" style:family="presentation" style:parent-style-name="Default-subtitle">
      <style:graphic-properties draw:fill-color="#ffffff" fo:min-height="6.935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notes">
      <style:graphic-properties draw:fill-color="#ffffff" fo:min-height="13.364cm"/>
    </style:style>
    <style:style style:name="pr5" style:family="presentation" style:parent-style-name="Default-title">
      <style:graphic-properties fo:min-height="3.507cm"/>
    </style:style>
    <style:style style:name="P1" style:family="paragraph">
      <style:text-properties fo:color="#d9d900"/>
    </style:style>
    <style:style style:name="P2" style:family="paragraph">
      <style:paragraph-properties fo:margin-left="0cm" fo:margin-right="0cm" fo:text-indent="0cm"/>
    </style:style>
    <style:style style:name="P3" style:family="paragraph">
      <loext:graphic-properties draw:fill-color="#ffffff"/>
      <style:paragraph-properties fo:margin-left="0cm" fo:margin-right="0cm" fo:text-indent="0cm"/>
      <style:text-properties fo:color="#d9d900" fo:font-size="32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style:style style:name="T1" style:family="text">
      <style:text-properties fo:color="#d9d900"/>
    </style:style>
    <style:style style:name="T2" style:family="text">
      <style:text-properties fo:color="#d9d900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1cm" svg:height="3.507cm" svg:x="1.399cm" svg:y="0.837cm" presentation:class="title" presentation:user-transformed="true">
          <draw:text-box>
            <text:p><text:span text:style-name="T1">Multiplayer Pac-Man</text:span></text:p>
          </draw:text-box>
        </draw:frame>
        <draw:frame presentation:style-name="pr2" draw:text-style-name="P3" draw:layer="layout" svg:width="7.293cm" svg:height="6.935cm" svg:x="16.575cm" svg:y="8.638cm" presentation:class="subtitle" presentation:user-transformed="true">
          <draw:text-box>
            <text:p text:style-name="P2"><text:span text:style-name="T2">Johannes Beck</text:span></text:p>
            <text:p text:style-name="P2"><text:span text:style-name="T2">Linus Fessler</text:span></text:p>
            <text:p text:style-name="P2"><text:span text:style-name="T2">Markus Hauptner</text:span></text:p>
            <text:p text:style-name="P2"><text:span text:style-name="T2">Florian Morath</text:span></text:p>
            <text:p text:style-name="P2"><text:span text:style-name="T2">Stefan Oancea</text:span></text:p>
            <text:p text:style-name="P2"><text:span text:style-name="T2">Tiziano Zamaroni</text:span></text:p>
          </draw:text-box>
        </draw:frame>
        <draw:frame draw:style-name="gr1" draw:text-style-name="P4" draw:layer="layout" svg:width="10.411cm" svg:height="13.594cm" svg:x="2.539cm" svg:y="5.715cm">
          <draw:image xlink:href="Pictures/10000201000005A0000007577A6B0C1A0078C1A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1" draw:text-style-name="P4" draw:layer="layout" svg:width="7.703cm" svg:height="13.696cm" svg:x="3.981cm" svg:y="3.81cm">
          <draw:image xlink:href="Pictures/10000201000005A000000A00B23FC4C5971F122B.png" xlink:type="simple" xlink:show="embed" xlink:actuate="onLoad">
            <text:p/>
          </draw:image>
        </draw:frame>
        <draw:frame draw:style-name="gr1" draw:text-style-name="P4" draw:layer="layout" svg:width="8.42cm" svg:height="13.688cm" svg:x="17.272cm" svg:y="3.584cm">
          <draw:image xlink:href="Pictures/100000000000016E000002534644CB2F3572FBFD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1" draw:text-style-name="P4" draw:layer="layout" svg:width="8.78cm" svg:height="14.224cm" svg:x="3.666cm" svg:y="3.048cm">
          <draw:image xlink:href="Pictures/100000000000017300000259C6B2CDF1C8EE483A.jpg" xlink:type="simple" xlink:show="embed" xlink:actuate="onLoad">
            <text:p/>
          </draw:image>
        </draw:frame>
        <draw:frame draw:style-name="gr1" draw:text-style-name="P4" draw:layer="layout" svg:width="8.382cm" svg:height="13.896cm" svg:x="17.272cm" svg:y="3.556cm">
          <draw:image xlink:href="Pictures/1000000000000170000002620456139AEB529BB7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5" draw:text-style-name="P1" draw:layer="layout" svg:width="25.191cm" svg:height="3.507cm" svg:x="1.479cm" svg:y="8.177cm" presentation:class="title" presentation:user-transformed="true">
          <draw:text-box>
            <text:p><text:span text:style-name="T1">Thank You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2cm" svg:x="1.399cm" svg:y="4.915cm" presentation:class="outline" presentation:placeholder="true">
        <draw:text-box/>
      </draw:frame>
      <draw:frame presentation:style-name="Mpr1" draw:text-style-name="MP2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448cm" svg:x="9.572cm" svg:y="19.13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448cm" svg:x="20.069cm" svg:y="19.13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18T14:56:43.656935180</meta:creation-date>
    <dc:date>2016-12-18T16:16:10.191298641</dc:date>
    <meta:editing-duration>PT27M17S</meta:editing-duration>
    <meta:editing-cycles>3</meta:editing-cycles>
    <meta:generator>LibreOffice/5.1.4.2$Linux_X86_64 LibreOffice_project/10m0$Build-2</meta:generator>
    <meta:document-statistic meta:object-count="37"/>
  </office:meta>
</office:document-meta>
</file>